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pple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ppleGothic" fo:font-size="10pt" style:font-size-asian="10pt" style:font-size-complex="10pt"/>
    </style:style>
    <style:style style:name="P3" style:family="paragraph" style:parent-style-name="Standard">
      <style:text-properties style:font-name="AppleGothic"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style:font-name="AppleGothic" fo:font-size="10pt" style:text-underline-style="none" style:font-size-asian="10pt" style:font-size-complex="10pt"/>
    </style:style>
    <style:style style:name="P5" style:family="paragraph" style:parent-style-name="Standard">
      <style:paragraph-properties fo:break-before="page"/>
      <style:text-properties style:font-name="AppleGothic"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text-properties style:font-name="AppleGothic" fo:font-size="10pt" style:text-underline-style="none" style:font-size-asian="10pt" style:font-size-complex="10pt"/>
    </style:style>
    <style:style style:name="P7" style:family="paragraph" style:parent-style-name="Standard">
      <style:text-properties style:font-name="AppleGothic" fo:font-size="10pt" style:font-size-asian="10pt" style:font-size-complex="10pt"/>
    </style:style>
    <style:style style:name="P8" style:family="paragraph" style:parent-style-name="Standard">
      <style:text-properties style:font-name="AppleGothic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break-before="page"/>
      <style:text-properties style:font-name="AppleGothic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usr API Documentation</text:p>
      <text:p text:style-name="P1"/>
      <text:p text:style-name="P3"/>
      <text:p text:style-name="P5">Rousr Registration</text:p>
      <text:p text:style-name="P1"/>
      <text:p text:style-name="P1">url: https://&lt;api.server.host&gt;:&lt;apiPort&gt;/api/v1/registration</text:p>
      <text:p text:style-name="P1"/>
      <text:p text:style-name="P1">method: POST</text:p>
      <text:p text:style-name="P1"/>
      <text:p text:style-name="P1">request headers: </text:p>
      <text:p text:style-name="P1">{</text:p>
      <text:p text:style-name="P1"><text:tab/>Content-Type: application/json</text:p>
      <text:p text:style-name="P1">}</text:p>
      <text:p text:style-name="P1"/>
      <text:p text:style-name="P1">request body: </text:p>
      <text:p text:style-name="P1">{</text:p>
      <text:p text:style-name="P1"><text:tab/>real_name: &lt;name&gt;,</text:p>
      <text:p text:style-name="P1"><text:tab/>password: &lt;password&gt;,</text:p>
      <text:p text:style-name="P1"><text:tab/>email: &lt;email&gt;</text:p>
      <text:p text:style-name="P1">}</text:p>
      <text:p text:style-name="P1"/>
      <text:p text:style-name="P1">successful response:</text:p>
      <text:p text:style-name="P1">{</text:p>
      <text:p text:style-name="P1"><text:tab/>success: true,</text:p>
      <text:p text:style-name="P1"><text:tab/>responseMessage: &lt;empty&gt;,</text:p>
      <text:p text:style-name="P1"><text:tab/>data:</text:p>
      <text:p text:style-name="P1"><text:tab/>{</text:p>
      <text:p text:style-name="P1"><text:tab/><text:tab/>userName: &lt;new user login&gt;,</text:p>
      <text:p text:style-name="P1"><text:tab/><text:tab/>realName: &lt;new user real name&gt;,</text:p>
      <text:p text:style-name="P1"><text:tab/><text:tab/>email: &lt;new user email&gt;,</text:p>
      <text:p text:style-name="P1"><text:tab/><text:tab/>userID: &lt;globally unique id&gt;</text:p>
      <text:p text:style-name="P1"><text:tab/>}</text:p>
      <text:p text:style-name="P1">}</text:p>
      <text:p text:style-name="P1"/>
      <text:p text:style-name="P3"/>
      <text:p text:style-name="P5">Rousr OAuth 2.0 Authentication</text:p>
      <text:p text:style-name="P3"/>
      <text:p text:style-name="P4">url: https://&lt;api.auth.host&gt;:&lt;authPort&gt;/oauth/token</text:p>
      <text:p text:style-name="P4"/>
      <text:p text:style-name="P4">method: POST</text:p>
      <text:p text:style-name="P4"/>
      <text:p text:style-name="P4">headers:</text:p>
      <text:p text:style-name="P4"/>
      <text:p text:style-name="P4">{</text:p>
      <text:p text:style-name="P4"><text:tab/>Content-Type: application/x-www-form-urlencoded</text:p>
      <text:p text:style-name="P4">}</text:p>
      <text:p text:style-name="P4"/>
      <text:p text:style-name="P4">body:</text:p>
      <text:p text:style-name="P4">{</text:p>
      <text:p text:style-name="P4"><text:tab/>grant_type: password,</text:p>
      <text:p text:style-name="P4"><text:tab/>username: &lt;rousr user login&gt;,</text:p>
      <text:p text:style-name="P4"><text:tab/>password: &lt;rousr user password&gt;,</text:p>
      <text:p text:style-name="P4"><text:tab/>client_id: &lt;rousr client id&gt;</text:p>
      <text:p text:style-name="P4">}</text:p>
      <text:p text:style-name="P4"/>
      <text:p text:style-name="P3"/>
      <text:p text:style-name="P5">Rousr Bill General Query</text:p>
      <text:p text:style-name="P4"/>
      <text:p text:style-name="P4">Searches the Rousr legislation units against their number, title, primary_subject, description, summary, and tags fields. This is a fairly process-intensive operation considering how many fields the mongo libraries need to search.</text:p>
      <text:p text:style-name="P4"/>
      <text:p text:style-name="P1">url: https://&lt;api.server.host&gt;:&lt;apiPort&gt;/api/v1/bills?q=environment</text:p>
      <text:p text:style-name="P1"/>
      <text:p text:style-name="P1">method: GET</text:p>
      <text:p text:style-name="P1"/>
      <text:p text:style-name="P1">headers: </text:p>
      <text:p text:style-name="P1">{</text:p>
      <text:p text:style-name="P1"><text:tab/>Content-Type: application/<text:span text:style-name="T1">json</text:span></text:p>
      <text:p text:style-name="P4"><text:tab/>Authorization: Bearer &lt;session auth token&gt;</text:p>
      <text:p text:style-name="P1">}</text:p>
      <text:p text:style-name="P1"/>
      <text:p text:style-name="P1">body: </text:p>
      <text:p text:style-name="P1">{</text:p>
      <text:p text:style-name="P1"><text:tab/>&lt;empty&gt;</text:p>
      <text:p text:style-name="P4">}</text:p>
      <text:p text:style-name="P4"/>
      <text:p text:style-name="P1">successful response:</text:p>
      <text:p text:style-name="P1">{</text:p>
      <text:p text:style-name="P1"><text:tab/>success: true,</text:p>
      <text:p text:style-name="P1"><text:tab/>responseMessage: &lt;empty&gt;,</text:p>
      <text:p text:style-name="P1"><text:tab/>data:</text:p>
      <text:p text:style-name="P1"><text:tab/>[</text:p>
      <text:p text:style-name="P1"><text:tab/><text:tab/>{ bill } </text:p>
      <text:p text:style-name="P1"><text:tab/>]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Rousr Filter General Query</text:p>
      <text:p text:style-name="P4"/>
      <text:p text:style-name="P4">Filters the Rousr legislation units based on the field value pair. <text:s/>The bills returned can be filtered for multiple fields using '&amp;'.</text:p>
      <text:p text:style-name="P4"/>
      <text:p text:style-name="P1">url: https://&lt;api.server.host&gt;:&lt;apiPort&gt;/api/v1/bills?field1=value1&amp;filed2=value2&amp;...</text:p>
      <text:p text:style-name="P1"/>
      <text:p text:style-name="P1">method: GET</text:p>
      <text:p text:style-name="P1"/>
      <text:p text:style-name="P1">headers: </text:p>
      <text:p text:style-name="P1">{</text:p>
      <text:p text:style-name="P1"><text:tab/>Content-Type: application/<text:span text:style-name="T1">json</text:span></text:p>
      <text:p text:style-name="P4"><text:tab/>Authorization: Bearer &lt;session auth token&gt;</text:p>
      <text:p text:style-name="P1">}</text:p>
      <text:p text:style-name="P1"/>
      <text:p text:style-name="P1">body: </text:p>
      <text:p text:style-name="P1">{</text:p>
      <text:p text:style-name="P1"><text:tab/>&lt;empty&gt;</text:p>
      <text:p text:style-name="P4">}</text:p>
      <text:p text:style-name="P4"/>
      <text:p text:style-name="P1">successful response:</text:p>
      <text:p text:style-name="P1">{</text:p>
      <text:p text:style-name="P1"><text:tab/>success: true,</text:p>
      <text:p text:style-name="P1"><text:tab/>responseMessage: &lt;empty&gt;,</text:p>
      <text:p text:style-name="P1"><text:tab/>data:</text:p>
      <text:p text:style-name="P1"><text:tab/>[</text:p>
      <text:p text:style-name="P1"><text:tab/><text:tab/>{ bill } </text:p>
      <text:p text:style-name="P1"><text:tab/>]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Rousr Bill <text:s/>Query by Name</text:p>
      <text:p text:style-name="P4"/>
      <text:p text:style-name="P4">Searches the Rousr legislation units against their name.</text:p>
      <text:p text:style-name="P4"/>
      <text:p text:style-name="P1">url: https://&lt;api.server.host&gt;:&lt;apiPort&gt;/api/v1/bills/name/:name</text:p>
      <text:p text:style-name="P1">method: GET</text:p>
      <text:p text:style-name="P1"/>
      <text:p text:style-name="P1">headers: </text:p>
      <text:p text:style-name="P1">{</text:p>
      <text:p text:style-name="P1"><text:tab/>Content-Type: application/<text:span text:style-name="T1">json</text:span></text:p>
      <text:p text:style-name="P4"><text:tab/>Authorization: Bearer &lt;session auth token&gt;</text:p>
      <text:p text:style-name="P1">}</text:p>
      <text:p text:style-name="P1"/>
      <text:p text:style-name="P1">body: </text:p>
      <text:p text:style-name="P1">{</text:p>
      <text:p text:style-name="P1"><text:tab/>&lt;empty&gt;</text:p>
      <text:p text:style-name="P4">}</text:p>
      <text:p text:style-name="P4"/>
      <text:p text:style-name="P1">successful response:</text:p>
      <text:p text:style-name="P1">{</text:p>
      <text:p text:style-name="P1"><text:tab/>success: true,</text:p>
      <text:p text:style-name="P1"><text:tab/>responseMessage: &lt;empty&gt;,</text:p>
      <text:p text:style-name="P1"><text:tab/>data:</text:p>
      <text:p text:style-name="P1"><text:tab/>[</text:p>
      <text:p text:style-name="P1"><text:tab/><text:tab/>{ bill } </text:p>
      <text:p text:style-name="P1"><text:tab/>]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Rousr Bill <text:s/>by Bill Number</text:p>
      <text:p text:style-name="P4"/>
      <text:p text:style-name="P4">Gets the Rousr legislation unit by its bill number.</text:p>
      <text:p text:style-name="P4"/>
      <text:p text:style-name="P1">url: https://&lt;api.server.host&gt;:&lt;apiPort&gt;/api/v1/bills/number/:number</text:p>
      <text:p text:style-name="P1">method: GET</text:p>
      <text:p text:style-name="P1"/>
      <text:p text:style-name="P1">headers: </text:p>
      <text:p text:style-name="P1">{</text:p>
      <text:p text:style-name="P1"><text:tab/>Content-Type: application/<text:span text:style-name="T1">json</text:span></text:p>
      <text:p text:style-name="P4"><text:tab/>Authorization: Bearer &lt;session auth token&gt;</text:p>
      <text:p text:style-name="P1">}</text:p>
      <text:p text:style-name="P1"/>
      <text:p text:style-name="P1">body: </text:p>
      <text:p text:style-name="P1">{</text:p>
      <text:p text:style-name="P1"><text:tab/>&lt;empty&gt;</text:p>
      <text:p text:style-name="P4">}</text:p>
      <text:p text:style-name="P4"/>
      <text:p text:style-name="P1">successful response:</text:p>
      <text:p text:style-name="P1">{</text:p>
      <text:p text:style-name="P1"><text:tab/>success: true,</text:p>
      <text:p text:style-name="P1"><text:tab/>responseMessage: &lt;empty&gt;,</text:p>
      <text:p text:style-name="P1"><text:tab/>data:</text:p>
      <text:p text:style-name="P1"><text:tab/>[</text:p>
      <text:p text:style-name="P1"><text:tab/><text:tab/>{ bill } </text:p>
      <text:p text:style-name="P1"><text:tab/>]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Rousr Follow Bills</text:p>
      <text:p text:style-name="P4"/>
      <text:p text:style-name="P4">Follows a bill for the user with the userID.</text:p>
      <text:p text:style-name="P4"/>
      <text:p text:style-name="P1">url: https://&lt;api.server.host&gt;:&lt;apiPort&gt;/api/v1/users/:userID/followingBills</text:p>
      <text:p text:style-name="P1">method: POST</text:p>
      <text:p text:style-name="P1"/>
      <text:p text:style-name="P1">headers: </text:p>
      <text:p text:style-name="P1">{</text:p>
      <text:p text:style-name="P1"><text:tab/>Content-Type: application/<text:span text:style-name="T1">json</text:span></text:p>
      <text:p text:style-name="P4"><text:tab/>Authorization: Bearer &lt;session auth token&gt;</text:p>
      <text:p text:style-name="P1">}</text:p>
      <text:p text:style-name="P1"/>
      <text:p text:style-name="P1">body: </text:p>
      <text:p text:style-name="P1">{</text:p>
      <text:p text:style-name="P1"><text:tab/>bill_number: &lt;bill number&gt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ousr Unfollow Bills</text:p>
      <text:p text:style-name="P4"/>
      <text:p text:style-name="P4">Unfollows a bill for the user with the userID.</text:p>
      <text:p text:style-name="P4"/>
      <text:p text:style-name="P1">url: https://&lt;api.server.host&gt;:&lt;apiPort&gt;/api/v1/users/:userID/followingBills</text:p>
      <text:p text:style-name="P1">method: DELETE</text:p>
      <text:p text:style-name="P1"/>
      <text:p text:style-name="P1">headers: </text:p>
      <text:p text:style-name="P1">{</text:p>
      <text:p text:style-name="P1"><text:tab/>Content-Type: application/<text:span text:style-name="T1">json</text:span></text:p>
      <text:p text:style-name="P4"><text:tab/>Authorization: Bearer &lt;session auth token&gt;</text:p>
      <text:p text:style-name="P1">}</text:p>
      <text:p text:style-name="P1"/>
      <text:p text:style-name="P1">body: </text:p>
      <text:p text:style-name="P1">{</text:p>
      <text:p text:style-name="P1"><text:tab/>bill_number: &lt;bill number&gt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Get Rousr Followed Bills</text:p>
      <text:p text:style-name="P4"/>
      <text:p text:style-name="P4">Gets the bills being followed by the user with the userID.</text:p>
      <text:p text:style-name="P4"/>
      <text:p text:style-name="P1">url: https://&lt;api.server.host&gt;:&lt;apiPort&gt;/api/v1/users/:userID/followingBills</text:p>
      <text:p text:style-name="P1">method: GET</text:p>
      <text:p text:style-name="P1"/>
      <text:p text:style-name="P1">headers: </text:p>
      <text:p text:style-name="P1">{</text:p>
      <text:p text:style-name="P1"><text:tab/>Content-Type: application/<text:span text:style-name="T1">json</text:span></text:p>
      <text:p text:style-name="P4"><text:tab/>Authorization: Bearer &lt;session auth token&gt;</text:p>
      <text:p text:style-name="P1">}</text:p>
      <text:p text:style-name="P1"/>
      <text:p text:style-name="P1">body: </text:p>
      <text:p text:style-name="P1">{</text:p>
      <text:p text:style-name="P1"><text:tab/>&lt;empty&gt;</text:p>
      <text:p text:style-name="P4">}</text:p>
      <text:p text:style-name="P4"/>
      <text:p text:style-name="P1">successful response:</text:p>
      <text:p text:style-name="P1">{</text:p>
      <text:p text:style-name="P1"><text:tab/>success: true,</text:p>
      <text:p text:style-name="P1"><text:tab/>responseMessage: &lt;empty&gt;,</text:p>
      <text:p text:style-name="P1"><text:tab/>data:</text:p>
      <text:p text:style-name="P1"><text:tab/>[</text:p>
      <text:p text:style-name="P1"><text:tab/><text:tab/>{ following bills }</text:p>
      <text:p text:style-name="P1"><text:tab/>]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<text:soft-page-break/>Rousr Users by UserID</text:p>
      <text:p text:style-name="P4"/>
      <text:p text:style-name="P4">Gets the users with the userID.</text:p>
      <text:p text:style-name="P4"/>
      <text:p text:style-name="P1">url: https://&lt;api.server.host&gt;:&lt;apiPort&gt;/api/v1/users/:userID</text:p>
      <text:p text:style-name="P1">method: GET</text:p>
      <text:p text:style-name="P1"/>
      <text:p text:style-name="P1">headers: </text:p>
      <text:p text:style-name="P1">{</text:p>
      <text:p text:style-name="P1"><text:tab/>Content-Type: application/<text:span text:style-name="T1">json</text:span></text:p>
      <text:p text:style-name="P4"><text:tab/>Authorization: Bearer &lt;session auth token&gt;</text:p>
      <text:p text:style-name="P1">}</text:p>
      <text:p text:style-name="P1"/>
      <text:p text:style-name="P1">body: </text:p>
      <text:p text:style-name="P1">{</text:p>
      <text:p text:style-name="P1"><text:tab/>&lt;empty&gt;</text:p>
      <text:p text:style-name="P4">}</text:p>
      <text:p text:style-name="P4"/>
      <text:p text:style-name="P1">successful response:</text:p>
      <text:p text:style-name="P1">{</text:p>
      <text:p text:style-name="P1"><text:tab/>success: true,</text:p>
      <text:p text:style-name="P1"><text:tab/>responseMessage: &lt;empty&gt;,</text:p>
      <text:p text:style-name="P1"><text:tab/>data:</text:p>
      <text:p text:style-name="P1"><text:tab/>[</text:p>
      <text:p text:style-name="P1"><text:tab/><text:tab/>{ user }</text:p>
      <text:p text:style-name="P1"><text:tab/>]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Rousr Users by Username</text:p>
      <text:p text:style-name="P4"/>
      <text:p text:style-name="P4">Gets the users with the username.</text:p>
      <text:p text:style-name="P4"/>
      <text:p text:style-name="P1">url: https://&lt;api.server.host&gt;:&lt;apiPort&gt;/api/v1/users/name/:username</text:p>
      <text:p text:style-name="P1">method: GET</text:p>
      <text:p text:style-name="P1"/>
      <text:p text:style-name="P1">headers: </text:p>
      <text:p text:style-name="P1">{</text:p>
      <text:p text:style-name="P1"><text:tab/>Content-Type: application/<text:span text:style-name="T1">json</text:span></text:p>
      <text:p text:style-name="P4"><text:tab/>Authorization: Bearer &lt;session auth token&gt;</text:p>
      <text:p text:style-name="P1">}</text:p>
      <text:p text:style-name="P1"/>
      <text:p text:style-name="P1">body: </text:p>
      <text:p text:style-name="P1">{</text:p>
      <text:p text:style-name="P1"><text:tab/>&lt;empty&gt;</text:p>
      <text:p text:style-name="P4">}</text:p>
      <text:p text:style-name="P4"/>
      <text:p text:style-name="P1">successful response:</text:p>
      <text:p text:style-name="P1">{</text:p>
      <text:p text:style-name="P1"><text:tab/>success: true,</text:p>
      <text:p text:style-name="P1"><text:tab/>responseMessage: &lt;empty&gt;,</text:p>
      <text:p text:style-name="P1"><text:tab/>data:</text:p>
      <text:p text:style-name="P1"><text:tab/>[</text:p>
      <text:p text:style-name="P1"><text:tab/><text:tab/>{ user }</text:p>
      <text:p text:style-name="P1"><text:tab/>]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ben Hansen-Rojas</meta:initial-creator>
    <meta:creation-date>2017-06-27T21:40:26</meta:creation-date>
    <dc:date>2017-07-18T16:17:14.89</dc:date>
    <dc:creator>Ryan Crowley</dc:creator>
    <meta:editing-duration>PT1H52M28S</meta:editing-duration>
    <meta:editing-cycles>30</meta:editing-cycles>
    <meta:generator>OpenOffice/4.1.3$Win32 OpenOffice.org_project/413m1$Build-9783</meta:generator>
    <meta:document-statistic meta:table-count="0" meta:image-count="0" meta:object-count="0" meta:page-count="12" meta:paragraph-count="220" meta:word-count="495" meta:character-count="3874"/>
  </office:meta>
</office:document-meta>
</file>